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left="0.002in" fo:margin-right="0in" fo:margin-top="0in" fo:margin-bottom="0in" style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7">
      <loext:graphic-properties draw:fill="none" draw:fill-color="#ffffff"/>
      <style:paragraph-properties fo:margin-left="0.002in" fo:margin-right="0in" fo:margin-top="0in" fo:margin-bottom="0in" style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8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left="0.5in" fo:margin-right="0in" fo:margin-top="0in" fo:margin-bottom="0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7">
      <loext:graphic-properties draw:fill="none" draw:fill-color="#ffffff"/>
      <style:paragraph-properties fo:margin-left="0.002in" fo:margin-right="0in" fo:margin-top="0in" fo:margin-bottom="0in" style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14" style:family="paragraph" style:parent-style-name="Text_20_body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left="0.002in" fo:margin-right="0in" fo:text-indent="0in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docs-internal-guid-8afaca11-7fff-c974-0d42-3262f5751b33"/>Факультет информационных технологий</text:p>
      <text:p text:style-name="P14">Дисциплина «Базы данных». Проекты 6-го семестра</text:p>
      <text:p text:style-name="P14">Реализация приложения на основе баз данных в архитектуре клиент-сервер</text:p>
      <text:p text:style-name="Text_20_body"/>
      <text:p text:style-name="P15">Основные характеристики проекта</text:p>
      <text:p text:style-name="P1">В ходе изучения дисциплины «Базы данных» в 6-ом семестре каждый студент должен выполнить индивидуальный проект, имеющий следующие основные характеристики:</text:p>
      <text:list xml:id="list2646174232" text:style-name="L1">
        <text:list-item>
          <text:p text:style-name="P2">Индивидуальный проект представляет собой полноценное приложение, работающее с базой данных и реализованное в архитектуре клиент-сервер.</text:p>
        </text:list-item>
        <text:list-item>
          <text:p text:style-name="P2">Проектное задание выдается студенту преподавателем из подготовленного разработчиками курса перечня возможных проектов.</text:p>
        </text:list-item>
        <text:list-item>
          <text:p text:style-name="P2">По полученному проектному заданию студент должен разработать структуру базы данных и реализовать приложение в архитектуре клиент-сервер.</text:p>
        </text:list-item>
        <text:list-item>
          <text:p text:style-name="P2">Приложение должно быть работоспособным, обеспечивать выполнение операций внесения данных в базу данных, редактирование данных и запросов, указанных в проекте.</text:p>
        </text:list-item>
        <text:list-item>
          <text:p text:style-name="P2">Клиентская часть реализуется на языке программирования высокого уровня и в среде, определяемыми преподавателем, который выбирает их из освоенных студентами на предыдущих курсах.</text:p>
        </text:list-item>
        <text:list-item>
          <text:p text:style-name="P2">В ходе выполнения проекта студент должен выполнить все работы, указанные в разделе «Перечень работ по проекту» и соответствующие типичным работам, выполняемым в ходе разработки клиент-серверных приложений, основанных на базах данных.</text:p>
        </text:list-item>
        <text:list-item>
          <text:p text:style-name="P2">При выполнении работы следует учесть, что проектное задание задает обобщенную пользовательскую спецификацию приложения. Спецификация не предполагает оптимального определения структур данных, но задает полный перечень хранимой в базе данных информации и выполняемых программой функций.</text:p>
        </text:list-item>
        <text:list-item>
          <text:p text:style-name="P2">Студент сдает выполненный проект своему преподавателю в соответствии с правилами и критериями, перечисленными в разделах «Сдача-приемка проекта» и «Требования к выполнению проекта» настоящего документа</text:p>
        </text:list-item>
      </text:list>
      <text:p text:style-name="Text_20_body"/>
      <text:p text:style-name="P15">Перечень работ по проекту</text:p>
      <text:p text:style-name="P1">В ходе выполнения проекта студент должен выполнить следующие работы:</text:p>
      <text:list xml:id="list4078996157" text:style-name="L2">
        <text:list-item>
          <text:p text:style-name="P3">По полученному проектному заданию построить инфологическую модель задачи.</text:p>
        </text:list-item>
        <text:list-item>
          <text:p text:style-name="P3">Спроектировать схему базы данных.</text:p>
        </text:list-item>
        <text:list-item>
          <text:p text:style-name="P10">Спроектировать многооконный интерфейс пользователя приложения</text:p>
        </text:list-item>
        <text:list-item>
          <text:p text:style-name="P3">Определить алгоритмы работы приложения с данными и выделить реализуемые на серверной стороне с помощью процедурных расширений сервера баз данных (PL/SQL).</text:p>
        </text:list-item>
        <text:list-item>
          <text:p text:style-name="P3">Реализовать SQL запросы и скрипты, обеспечивающие создание базы данных по разработанной схеме, а также загрузку в БД тестового набора данных. </text:p>
        </text:list-item>
        <text:list-item>
          <text:p text:style-name="P3">Реализовать спроектированные PL/SQL программы, реализующие алгоритмы, выносимые на серверную сторону приложения</text:p>
        </text:list-item>
        <text:list-item>
          <text:p text:style-name="P3"><text:soft-page-break/>Реализовать программный код приложения.</text:p>
        </text:list-item>
        <text:list-item>
          <text:p text:style-name="P3">Провести отладку приложения</text:p>
        </text:list-item>
        <text:list-item>
          <text:p text:style-name="P3">Провести тестирование работы приложения на тестовом наборе данных во всех режимах, прямо или косвенно указанных в задании.</text:p>
        </text:list-item>
        <text:list-item>
          <text:p text:style-name="P3">Подготовить технический отчет по проекту.</text:p>
        </text:list-item>
      </text:list>
      <text:p text:style-name="Text_20_body"/>
      <text:p text:style-name="P15">Сдача-приемка проекта</text:p>
      <text:p text:style-name="P1">При сдаче проекта студент должен предоставить технический отчет о работе и продемонстрировать работу приложения.</text:p>
      <text:p text:style-name="P16">Технический отчет должен включать:</text:p>
      <text:list xml:id="list3019783058" text:style-name="L3">
        <text:list-item>
          <text:p text:style-name="P4">Краткий анализ проектного задания и построенную по заданию ER-диаграмму с необходимыми пояснениями.</text:p>
        </text:list-item>
        <text:list-item>
          <text:p text:style-name="P4">Логическую модель базы данных с описанием таблиц, атрибутов, первичных и внешних ключей, ограничений данных и требований к их целостности.</text:p>
        </text:list-item>
        <text:list-item>
          <text:p text:style-name="P11">Описание интерфейса приложения, включая определение ролей, диаграмму прецедентов с необходимыми пояснениями, структуру окон интерфейса, решения информационного дизайна с примерами, демонстрирующими основных (типичных) экранов.  </text:p>
        </text:list-item>
        <text:list-item>
          <text:p text:style-name="P4">Перечни запросов и алгоритмов, реализуемых в приложении и их разделение между клиентской и серверной стороной приложения. Для нетривиальных запросов и алгоритмов должно быть приведено описание работы, для сложных алгоритмов – построены схемы работы (блок схема, UML диаграммы и т.д.). Решения по разделению алгоритмов работы с данными между клиентской и серверной частями должны быть прокомментированы.</text:p>
        </text:list-item>
        <text:list-item>
          <text:p text:style-name="P4">Набор тестовых данных и необходимые пояснения по порядку тестирования</text:p>
        </text:list-item>
        <text:list-item>
          <text:p text:style-name="P4">Тексты SQL-скриптов и запросов, содержащие создание таблиц, установку необходимых ограничений, наполнение таблиц тестовыми данными, запросов на выборку данных с необходимыми комментариями.</text:p>
        </text:list-item>
        <text:list-item>
          <text:p text:style-name="P4">Тексты последовательностей, триггеров, хранимых процедур и функций и других элементов, реализованных на  PL/SQL с необходимыми комментариями.</text:p>
        </text:list-item>
        <text:list-item>
          <text:p text:style-name="P4">Описание организации работы приложения с базой данных, включая блоки кода, иллюстрирующие такую работу.</text:p>
        </text:list-item>
        <text:list-item>
          <text:p text:style-name="P4">К отчету должны быть приложены файлы проекта, код в которых должен быть прокомментирован с разумной достаточностью.</text:p>
        </text:list-item>
      </text:list>
      <text:p text:style-name="P16">Демонстрация работы приложения предполагает:</text:p>
      <text:list xml:id="list2331744342" text:style-name="L4">
        <text:list-item>
          <text:p text:style-name="P5">Установление соединения приложения с DB Oracle, установленной на сервере курса, под индивидуальным входом студента.</text:p>
        </text:list-item>
        <text:list-item>
          <text:p text:style-name="P5">Развертывание базы данных приложения и загрузку в нее тестовых данных.</text:p>
        </text:list-item>
        <text:list-item>
          <text:p text:style-name="P5">Демонстрация работы интерфейса для различных ролей пользователей и в различных операциях в соответствии с проектными решениями, описанными в техническом отчете.</text:p>
        </text:list-item>
      </text:list>
      <text:p text:style-name="P1"><text:soft-page-break/>Для обеспечения планомерной работы по проекту в течение семестра преподаватель устанавливает промежуточные точки контроля состояния дел по работам проекта и подготовке технического отчета.</text:p>
      <text:p text:style-name="Text_20_body"/>
      <text:p text:style-name="P15">Требования к выполнению проекта:</text:p>
      <text:list xml:id="list1809644817" text:style-name="L5">
        <text:list-item>
          <text:p text:style-name="P6">Проект должен быть выполнен и сдан в определенный учебной программой срок.</text:p>
        </text:list-item>
        <text:list-item>
          <text:p text:style-name="P6">Проект должен быть выполнен студентом самостоятельно. </text:p>
        </text:list-item>
        <text:list-item>
          <text:p text:style-name="P6">Работы по проекту должны вестись систематически. В определенных преподавателем сроке и форме должны предоставляться промежуточные результаты работы.</text:p>
        </text:list-item>
        <text:list-item>
          <text:p text:style-name="P6">В инфологической модели должны быть правильно определены сущности, атрибуты и связи. При проектировании должны учитываться требования гибкости структур для выполнения перечисленных функций и не избыточного хранения данных.</text:p>
        </text:list-item>
        <text:list-item>
          <text:p text:style-name="P6">При построении схемы базы данных должна быть определена и соблюдена необходимая степень нормализации схемы, определена номенклатура таблиц и перечень атрибутов и их типов (доменов), их первичные и внешние ключи и ограничения целостности.</text:p>
        </text:list-item>
        <text:list-item>
          <text:p text:style-name="P6">Разделение алгоритмов между сервером БД и клиентом не должно быть искусственным и должно демонстрировать понимание студентом характера разделения функциональности работы с данными клиентской и серверной частей приложения и, как правило, должно включать реализацию на серверной стороне следующих блоков и алгоритмов:</text:p>
        </text:list-item>
      </text:list>
      <text:list xml:id="list2142858606" text:style-name="L6">
        <text:list-item>
          <text:p text:style-name="P12">автоинкриментацию искусственных первичных ключей;</text:p>
        </text:list-item>
        <text:list-item>
          <text:p text:style-name="P12">алгоритмы, обеспечивающие целостность данных, которую невозможно реализовать средствами стандартного SQL;</text:p>
        </text:list-item>
        <text:list-item>
          <text:p text:style-name="P12">хранимые процедуры и функции с различными типами передачи параметров;</text:p>
        </text:list-item>
        <text:list-item>
          <text:p text:style-name="P12">единую систему обработки исключений, включая определенные пользователем.</text:p>
        </text:list-item>
      </text:list>
      <text:list xml:id="list1444468814" text:style-name="L7">
        <text:list-item>
          <text:p text:style-name="P7">Разработанный интерфейс пользователя должен соответствовать проектному заданию, содержать все необходимые формы для ввода и редактирования данных, формирование запросов на выборку данных и т.д. Пользовательский интерфейс должен быть эргономичным и интуитивно понятным.</text:p>
        </text:list-item>
        <text:list-item>
          <text:p text:style-name="P7">Разделение алгоритмов между сервером БД и клиентом не должно быть искусственным и должно демонстрировать понимание студентом характера разделения функциональности работы с данными клиентской и серверной частей приложения.</text:p>
        </text:list-item>
        <text:list-item>
          <text:p text:style-name="P13"><text:span text:style-name="T1">Данные, которыми будут наполняться таблицы БД, должны обеспечивать реальное тестирование системы во всех режимах. Все данные по содержанию должны соответствовать названиям соответствующих полей таблиц БД и не могут быть заполненными формально (</text:span><text:span text:style-name="T2">например: поле Ф.И.О. –«фывфыв», поле «Описание работы»  - «апкцуку»</text:span><text:span text:style-name="T1">). Объем и содержание тестовых данных должны быть достаточным для тестирования работы приложения в различных режимах, но, как правило, в таблицах должна быть информация не менее чем о пяти – семи объектах каждого вида.</text:span></text:p>
        </text:list-item>
      </text:list>
      <text:p text:style-name="P17"/>
      <text:p text:style-name="P15"><text:soft-page-break/>Методика оценивания проекта</text:p>
      <text:list xml:id="list3292748057" text:style-name="L8">
        <text:list-item>
          <text:p text:style-name="P8">Проект выполненный не самостоятельно не принимается. Если студент при сдаче проекта не может содержательно прокомментировать представленные проектные решения или разработанный программный код, проект не считается выполненным самостоятельно.</text:p>
        </text:list-item>
        <text:list-item>
          <text:p text:style-name="P8">Для получения положительной оценки, разработанное студентом приложение должно быть работоспособным и реализовывать основные требования проектного задания.</text:p>
        </text:list-item>
        <text:list-item>
          <text:p text:style-name="P8">Преподавателем принимается и экспертным образом оценивается каждая работа из перечня работ по проекту. Если хотя бы одна работа из перечня работ не засчитывается, то положительная оценка за весь проект не может быть поставлена.</text:p>
        </text:list-item>
        <text:list-item>
          <text:p text:style-name="P8">Проект оценивается на «Отлично» если все работы по проекту выполнены полностью без замечаний и с высоким качеством проектных решений и точной их реализацией.</text:p>
        </text:list-item>
        <text:list-item>
          <text:p text:style-name="P8">Проект оценивается на «хорошо», если проект выполнен полностью, но по некоторым работам имеются замечания и недоработки.</text:p>
        </text:list-item>
        <text:list-item>
          <text:p text:style-name="P8">Проект оценивается на «удовлетворительно», если выполнена каждая из работ по проекту, разработанное приложение отлажено и протестировано, однако к отдельным проектным решениям и их реализации имеются существенные замечания.</text:p>
        </text:list-item>
        <text:list-item>
          <text:p text:style-name="P8">Непредставление в срок промежуточных результатов выполнения проекта, или низкое качество промежуточных результатов может служить причиной снижения итоговой оценки за выполнение проекта.</text:p>
        </text:list-item>
      </text:list>
      <text:p text:style-name="Text_20_body"/>
      <text:p text:style-name="P15">Нестандартные проектные задания</text:p>
      <text:list xml:id="list3791301569" text:style-name="L9">
        <text:list-item>
          <text:p text:style-name="P9">В исключительных случаях, по инициативе студента, возможно назначение ему нестандартного индивидуального проекта;</text:p>
        </text:list-item>
        <text:list-item>
          <text:p text:style-name="P9">Нестандартный проект может быть предоставлен студенту по решению преподавателя и в том случае, если студентом продемонстрированы хорошие и отличные результаты при изучении материала курса в 5 семестре.</text:p>
        </text:list-item>
        <text:list-item>
          <text:p text:style-name="P9">Для назначения нестандартного индивидуального проекта обязательно наличие письменно сформулированного проектного задания.</text:p>
        </text:list-item>
        <text:list-item>
          <text:p text:style-name="P9">Сложность нестандартного проекта в части разрабатываемой схемы и функциональности приложения, по крайней мере, не уступает типовым проектным заданиям.</text:p>
        </text:list-item>
        <text:list-item>
          <text:p text:style-name="P9">При проектировании и реализации нестандартного проекта допускается некоторое изменение условий типовых проектов. Например, приложение может реализовываться в трехслойной архитектуре с сервером приложений; языки программирования могут выбираться вне множества изученных ранее в рамках учебной программы и т.д. Каждое такое изменение должно быть, однако, оправдано особенностями разрабатываемого приложения, а обоснования выбора описаны в техническом отчете по проекту.</text:p>
        </text:list-item>
        <text:list-item>
          <text:p text:style-name="P9">Обязательным критерием возможности назначения конкретного индивидуального проекта является соответствие формируемых у студента при его выполнении умений и навыков учебному плану и программе курса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03:04:14.144325825</meta:creation-date>
    <dc:date>2023-02-26T03:04:35.473203226</dc:date>
    <meta:editing-duration>PT21S</meta:editing-duration>
    <meta:editing-cycles>1</meta:editing-cycles>
    <meta:document-statistic meta:table-count="0" meta:image-count="0" meta:object-count="0" meta:page-count="4" meta:paragraph-count="71" meta:word-count="1262" meta:character-count="10019" meta:non-whitespace-character-count="8876"/>
    <meta:generator>LibreOffice/7.3.7.2$Linux_X86_64 LibreOffice_project/30$Build-2</meta:generator>
  </office:meta>
</office:document-meta>
</file>